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/>
    </style:style>
    <style:style style:name="P2" style:family="paragraph" style:parent-style-name="Standard">
      <style:paragraph-properties fo:line-height="0.1299in"/>
      <style:text-properties style:font-name="Courier New" fo:font-size="10pt"/>
    </style:style>
    <style:style style:name="P3" style:family="paragraph" style:parent-style-name="Standard">
      <style:paragraph-properties fo:line-height="0.1299in" fo:break-after="page"/>
      <style:text-properties style:font-name="Courier New"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eará<text:line-break/>Governo Municipal de Piquet Carneiro <text:s text:c="29"/>Página : 001<text:line-break/>Relatório de bens depreciados<text:line-break/>————————————————————————————————————————————————————————————————————————————————<text:line-break/>Período_____________: 01/01/2023 a 31/01/2023<text:line-break/>Grupo_______________: Consolidado<text:line-break/>Ordem_______________: Numérica<text:line-break/>Dados_______________: Analítico<text:line-break/>————————————————————————————————————————————————————————————————————————————————<text:line-break/>Und. Gestora: 02 <text:s/>- Câmara Municipal de Piquet Carneiro<text:line-break/>Orgão_______: 01 <text:s/>- Câmara Municipal de Piquet Carneiro<text:line-break/>Área________: 134 - CÂMARA MUNICIPAL DE PIQUET CARNEIRO<text:line-break/>Subárea_____: 739 - PLENARIO VER.ISRAEL HENRIQUE DE SOUSA<text:line-break/>— — — — — — — — — — — — — — — — — — — — — — — — — — — — — — — — — — — — — — — — <text:line-break/>Patrimônio___________: GALERIA DO 2º BIÊNIO 2013/2016<text:line-break/>Tombamento nº________: 10000161 <text:s text:c="8"/>Data de aquisição____: 07/07/2022<text:line-break/>Data tombamento______: 01/09/2022 <text:s text:c="6"/>Valor residual_______: R$ <text:s text:c="7"/>58,00<text:line-break/>Data de inic. deprec.: 01/10/2022 <text:s text:c="6"/>Valor Liq. contábil__: R$ <text:s text:c="6"/>523,45<text:line-break/>Vida útil____________: <text:s/>10 ano(s). <text:s text:c="5"/>Depreciação acumulada: R$ <text:s text:c="8"/>4,35<text:line-break/>— — — — — — — — — — — — — — — — — — — — — — — — — — — — — — — — — — — — — — — — <text:line-break/>Patrimônio___________: GALERIA BIÊNIO 2017/2018<text:line-break/>Tombamento nº________: 10000162 <text:s text:c="8"/>Data de aquisição____: 06/07/2022<text:line-break/>Data tombamento______: 01/09/2022 <text:s text:c="6"/>Valor residual_______: R$ <text:s text:c="7"/>58,00<text:line-break/>Data de inic. deprec.: 01/10/2022 <text:s text:c="6"/>Valor Liq. contábil__: R$ <text:s text:c="6"/>523,45<text:line-break/>Vida útil____________: <text:s/>10 ano(s). <text:s text:c="5"/>Depreciação acumulada: R$ <text:s text:c="8"/>4,35<text:line-break/>— — — — — — — — — — — — — — — — — — — — — — — — — — — — — — — — — — — — — — — — <text:line-break/>Patrimônio___________: GALERIA MESA DIRETORA QUADRIÊNIO 2021/2022<text:line-break/>Tombamento nº________: 10000163 <text:s text:c="8"/>Data de aquisição____: 06/07/2022<text:line-break/>Data tombamento______: 01/09/2022 <text:s text:c="6"/>Valor residual_______: R$ <text:s text:c="7"/>58,00<text:line-break/>Data de inic. deprec.: 01/10/2022 <text:s text:c="6"/>Valor Liq. contábil__: R$ <text:s text:c="6"/>523,45<text:line-break/>Vida útil____________: <text:s/>10 ano(s). <text:s text:c="5"/>Depreciação acumulada: R$ <text:s text:c="8"/>4,35<text:line-break/>————————————————————————————————————————————————————————————————————————————————<text:line-break/>Und. Gestora: 02 <text:s/>- Câmara Municipal de Piquet Carneiro<text:line-break/>Orgão_______: 01 <text:s/>- Câmara Municipal de Piquet Carneiro<text:line-break/>Área________: 134 - CÂMARA MUNICIPAL DE PIQUET CARNEIRO<text:line-break/>Subárea_____: 740 - PLENÁRIO<text:line-break/>— — — — — — — — — — — — — — — — — — — — — — — — — — — — — — — — — — — — — — — — <text:line-break/>Patrimônio___________: CADEIRA DE PALHINHA<text:line-break/>Tombamento nº________: 10000004 <text:s text:c="8"/>Data de aquisição____: 02/02/1998<text:line-break/>Data tombamento______: 10/06/2015 <text:s text:c="6"/>Valor residual_______: R$ <text:s text:c="7"/>15,00<text:line-break/>Data de inic. deprec.: 01/07/2015 <text:s text:c="6"/>Valor Liq. contábil__: R$ <text:s text:c="7"/>37,00<text:line-break/>Vida útil____________: <text:s/>10 ano(s). <text:s text:c="5"/>Depreciação acumulada: R$ <text:s text:c="8"/>1,13<text:line-break/>— — — — — — — — — — — — — — — — — — — — — — — — — — — — — — — — — — — — — — — — <text:line-break/>Patrimônio___________: CADEIRA DE PALHINHA<text:line-break/>Tombamento nº________: 10000005 <text:s text:c="8"/>Data de aquisição____: 02/02/1998<text:line-break/>Data tombamento______: 10/06/2015 <text:s text:c="6"/>Valor residual_______: R$ <text:s text:c="7"/>15,00<text:line-break/>Data de inic. deprec.: 01/07/2015 <text:s text:c="6"/>Valor Liq. contábil__: R$ <text:s text:c="7"/>37,00<text:line-break/>Vida útil____________: <text:s/>10 ano(s). <text:s text:c="5"/>Depreciação acumulada: R$ <text:s text:c="8"/>1,13<text:line-break/>— — — — — — — — — — — — — — — — — — — — — — — — — — — — — — — — — — — — — — — — <text:line-break/>Patrimônio___________: GALERIA 1993/1996<text:line-break/>Tombamento nº________: 10000022 <text:s text:c="8"/>Data de aquisição____: 02/04/1993<text:line-break/>Data tombamento______: 12/06/2015 <text:s text:c="6"/>Valor residual_______: R$ <text:s text:c="7"/>46,00<text:line-break/>Data de inic. deprec.: 01/07/2015 <text:s text:c="6"/>Valor Liq. contábil__: R$ <text:s text:c="6"/>115,00<text:line-break/>Vida útil____________: <text:s/>10 ano(s). <text:s text:c="5"/>Depreciação acumulada: R$ <text:s text:c="8"/>3,45<text:line-break/>— — — — — — — — — — — — — — — — — — — — — — — — — — — — — — — — — — — — — — — — <text:line-break/>Patrimônio___________: GALERIA 1997/2000<text:line-break/>Tombamento nº________: 10000023 <text:s text:c="8"/>Data de aquisição____: 02/04/1997<text:line-break/>Data tombamento______: 12/06/2015 <text:s text:c="6"/>Valor residual_______: R$ <text:s text:c="7"/>50,00<text:line-break/>Data de inic. deprec.: 01/07/2015 <text:s text:c="6"/>Valor Liq. contábil__: R$ <text:s text:c="6"/>125,00<text:line-break/>Vida útil____________: <text:s/>10 ano(s). <text:s text:c="5"/>Depreciação acumulada: R$ <text:s text:c="8"/>3,75<text:line-break/>— — — — — — — — — — — — — — — — — — — — — — — — — — — — — — — — — — — — — — — — <text:line-break/>Patrimônio___________: GALERIA BIÊNIO 1999 A 2000<text:line-break/></text:p>
      <text:p text:style-name="P3">Ceará<text:line-break/>Governo Municipal de Piquet Carneiro <text:s text:c="29"/>Página : 002<text:line-break/>Relatório de bens depreciados<text:line-break/>————————————————————————————————————————————————————————————————————————————————<text:line-break/>Tombamento nº________: 10000025 <text:s text:c="8"/>Data de aquisição____: 03/03/1999<text:line-break/>Data tombamento______: 12/06/2015 <text:s text:c="6"/>Valor residual_______: R$ <text:s text:c="7"/>50,00<text:line-break/>Data de inic. deprec.: 01/07/2015 <text:s text:c="6"/>Valor Liq. contábil__: R$ <text:s text:c="6"/>125,00<text:line-break/>Vida útil____________: <text:s/>10 ano(s). <text:s text:c="5"/>Depreciação acumulada: R$ <text:s text:c="8"/>3,75<text:line-break/>— — — — — — — — — — — — — — — — — — — — — — — — — — — — — — — — — — — — — — — — <text:line-break/>Patrimônio___________: GALERIA BIÊNIO 2001/2002<text:line-break/>Tombamento nº________: 10000026 <text:s text:c="8"/>Data de aquisição____: 02/04/2001<text:line-break/>Data tombamento______: 12/06/2015 <text:s text:c="6"/>Valor residual_______: R$ <text:s text:c="7"/>54,00<text:line-break/>Data de inic. deprec.: 01/07/2015 <text:s text:c="6"/>Valor Liq. contábil__: R$ <text:s text:c="6"/>135,00<text:line-break/>Vida útil____________: <text:s/>10 ano(s). <text:s text:c="5"/>Depreciação acumulada: R$ <text:s text:c="8"/>4,05<text:line-break/>— — — — — — — — — — — — — — — — — — — — — — — — — — — — — — — — — — — — — — — — <text:line-break/>Patrimônio___________: GALERIA DO BIÊNIO 2003/2004<text:line-break/>Tombamento nº________: 10000027 <text:s text:c="8"/>Data de aquisição____: 07/04/2003<text:line-break/>Data tombamento______: 12/06/2015 <text:s text:c="6"/>Valor residual_______: R$ <text:s text:c="7"/>57,00<text:line-break/>Data de inic. deprec.: 01/07/2015 <text:s text:c="6"/>Valor Liq. contábil__: R$ <text:s text:c="6"/>142,00<text:line-break/>Vida útil____________: <text:s/>10 ano(s). <text:s text:c="5"/>Depreciação acumulada: R$ <text:s text:c="8"/>4,28<text:line-break/>— — — — — — — — — — — — — — — — — — — — — — — — — — — — — — — — — — — — — — — — <text:line-break/>Patrimônio___________: GALERIA BIÊNIO 2005/2008<text:line-break/>Tombamento nº________: 10000028 <text:s text:c="8"/>Data de aquisição____: 29/04/2005<text:line-break/>Data tombamento______: 12/06/2015 <text:s text:c="6"/>Valor residual_______: R$ <text:s text:c="7"/>57,00<text:line-break/>Data de inic. deprec.: 01/07/2015 <text:s text:c="6"/>Valor Liq. contábil__: R$ <text:s text:c="6"/>142,00<text:line-break/>Vida útil____________: <text:s/>10 ano(s). <text:s text:c="5"/>Depreciação acumulada: R$ <text:s text:c="8"/>4,28<text:line-break/>— — — — — — — — — — — — — — — — — — — — — — — — — — — — — — — — — — — — — — — — <text:line-break/>Patrimônio___________: GALERIA BIÊNIO 2005/2008 (1º BIÊNIO)<text:line-break/>Tombamento nº________: 10000029 <text:s text:c="8"/>Data de aquisição____: 29/04/2015<text:line-break/>Data tombamento______: 12/06/2015 <text:s text:c="6"/>Valor residual_______: R$ <text:s text:c="7"/>57,00<text:line-break/>Data de inic. deprec.: 01/07/2015 <text:s text:c="6"/>Valor Liq. contábil__: R$ <text:s text:c="6"/>142,00<text:line-break/>Vida útil____________: <text:s/>10 ano(s). <text:s text:c="5"/>Depreciação acumulada: R$ <text:s text:c="8"/>4,28<text:line-break/>— — — — — — — — — — — — — — — — — — — — — — — — — — — — — — — — — — — — — — — — <text:line-break/>Patrimônio___________: GALERIA 2009/2012 (BIÊNIO 2009/2010)<text:line-break/>Tombamento nº________: 10000030 <text:s text:c="8"/>Data de aquisição____: 27/07/2009<text:line-break/>Data tombamento______: 12/06/2015 <text:s text:c="6"/>Valor residual_______: R$ <text:s text:c="7"/>59,90<text:line-break/>Data de inic. deprec.: 01/07/2015 <text:s text:c="6"/>Valor Liq. contábil__: R$ <text:s text:c="6"/>150,00<text:line-break/>Vida útil____________: <text:s/>10 ano(s). <text:s text:c="5"/>Depreciação acumulada: R$ <text:s text:c="8"/>4,49<text:line-break/>— — — — — — — — — — — — — — — — — — — — — — — — — — — — — — — — — — — — — — — — <text:line-break/>Patrimônio___________: GALERIA 2009/2012 (BIÊNIO 2011/2012)<text:line-break/>Tombamento nº________: 10000031 <text:s text:c="8"/>Data de aquisição____: 27/07/2009<text:line-break/>Data tombamento______: 12/06/2015 <text:s text:c="6"/>Valor residual_______: R$ <text:s text:c="7"/>59,90<text:line-break/>Data de inic. deprec.: 01/07/2015 <text:s text:c="6"/>Valor Liq. contábil__: R$ <text:s text:c="6"/>150,00<text:line-break/>Vida útil____________: <text:s/>10 ano(s). <text:s text:c="5"/>Depreciação acumulada: R$ <text:s text:c="8"/>4,49<text:line-break/>— — — — — — — — — — — — — — — — — — — — — — — — — — — — — — — — — — — — — — — — <text:line-break/>Patrimônio___________: GALERIA 2013/2016 (BIÊNIO 2015/2016)<text:line-break/>Tombamento nº________: 10000035 <text:s text:c="8"/>Data de aquisição____: 10/04/2015<text:line-break/>Data tombamento______: 12/06/2015 <text:s text:c="6"/>Valor residual_______: R$ <text:s text:c="7"/>70,00<text:line-break/>Data de inic. deprec.: 01/07/2015 <text:s text:c="6"/>Valor Liq. contábil__: R$ <text:s text:c="6"/>175,00<text:line-break/>Vida útil____________: <text:s/>10 ano(s). <text:s text:c="5"/>Depreciação acumulada: R$ <text:s text:c="8"/>5,25<text:line-break/>— — — — — — — — — — — — — — — — — — — — — — — — — — — — — — — — — — — — — — — — <text:line-break/>Patrimônio___________: EVAPORADOR 9K BTU CF SPLIT CL A<text:line-break/>Tombamento nº________: 10000104 <text:s text:c="8"/>Data de aquisição____: 11/09/2015<text:line-break/>Data tombamento______: 11/09/2015 <text:s text:c="6"/>Valor residual_______: R$ <text:s text:c="7"/>37,00<text:line-break/>Data de inic. deprec.: 01/10/2015 <text:s text:c="6"/>Valor Liq. contábil__: R$ <text:s text:c="6"/>100,34<text:line-break/>Vida útil____________: <text:s/>10 ano(s). <text:s text:c="5"/>Depreciação acumulada: R$ <text:s text:c="8"/>2,78<text:line-break/>— — — — — — — — — — — — — — — — — — — — — — — — — — — — — — — — — — — — — — — — <text:line-break/>Patrimônio___________: CONDICIONADOR DE AR 9K BTU CF SPLIT CL A<text:line-break/>Tombamento nº________: 10000105 <text:s text:c="8"/>Data de aquisição____: 11/09/2015<text:line-break/>Data tombamento______: 11/09/2015 <text:s text:c="6"/>Valor residual_______: R$ <text:s text:c="7"/>85,00<text:line-break/>Data de inic. deprec.: 01/10/2015 <text:s text:c="6"/>Valor Liq. contábil__: R$ <text:s text:c="6"/>231,14<text:line-break/>Vida útil____________: <text:s/>10 ano(s). <text:s text:c="5"/>Depreciação acumulada: R$ <text:s text:c="8"/>6,38<text:lin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Times New Roman" fo:font-size="10pt"/>
    </style:style>
    <style:page-layout style:name="Mpm1">
      <style:page-layout-properties fo:page-width="8.2681in" fo:page-height="11.6929in" style:num-format="1" style:print-orientation="portrait" fo:margin-top="0.5in" fo:margin-bottom="0.2098in" fo:margin-left="1.1098in" fo:margin-right="0.07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text:line-break/><text:line-break/><text:line-break/><text:line-break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11T17:33:35.537909144</dc:date>
    <meta:editing-duration>PT1S</meta:editing-duration>
    <meta:editing-cycles>1</meta:editing-cycles>
    <meta:document-statistic meta:table-count="0" meta:image-count="0" meta:object-count="0" meta:page-count="3" meta:paragraph-count="3" meta:word-count="730" meta:character-count="8681" meta:non-whitespace-character-count="6382"/>
    <meta:generator>LibreOffice/6.4.7.2$Linux_X86_64 LibreOffice_project/40$Build-2</meta:generator>
  </office:meta>
</office:document-meta>
</file>